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f24" officeooo:paragraph-rsid="000f1f24"/>
    </style:style>
    <style:style style:name="P2" style:family="paragraph" style:parent-style-name="Standard">
      <style:text-properties officeooo:rsid="00106654" officeooo:paragraph-rsid="00106654"/>
    </style:style>
    <style:style style:name="P3" style:family="paragraph" style:parent-style-name="Standard">
      <style:text-properties officeooo:rsid="0010948d" officeooo:paragraph-rsid="0010948d"/>
    </style:style>
    <style:style style:name="P4" style:family="paragraph" style:parent-style-name="Standard">
      <style:text-properties officeooo:rsid="0010948d" officeooo:paragraph-rsid="00115116"/>
    </style:style>
    <style:style style:name="P5" style:family="paragraph" style:parent-style-name="Standard">
      <style:text-properties officeooo:rsid="00115116" officeooo:paragraph-rsid="00115116"/>
    </style:style>
    <style:style style:name="P6" style:family="paragraph" style:parent-style-name="Standard">
      <style:text-properties officeooo:rsid="0010948d" officeooo:paragraph-rsid="0010948d"/>
    </style:style>
    <style:style style:name="P7" style:family="paragraph" style:parent-style-name="Standard">
      <style:text-properties officeooo:rsid="00161dda" officeooo:paragraph-rsid="00161dda"/>
    </style:style>
    <style:style style:name="P8" style:family="paragraph" style:parent-style-name="Standard">
      <style:text-properties officeooo:rsid="0016cfdd" officeooo:paragraph-rsid="0016cfdd"/>
    </style:style>
    <style:style style:name="T1" style:family="text">
      <style:text-properties officeooo:rsid="00115116"/>
    </style:style>
    <style:style style:name="T2" style:family="text">
      <style:text-properties officeooo:rsid="0014cd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traohuy098@gmail.com</text:p>
      <text:p text:style-name="P2">Step by step to create a new project.</text:p>
      <text:p text:style-name="P3">1. Create a script App.py to and upload a data, context of the data, <text:span text:style-name="T1">problem</text:span>, <text:s/>to the docker – postgres sql. The problem.</text:p>
      <text:p text:style-name="P3">2. <text:s/>try to connect to posgres By APP.py. <text:s/><text:span text:style-name="T2">Xxx</text:span></text:p>
      <text:p text:style-name="P7">3. Create trigger by posgres When there are a database uploaded The trigger is active.</text:p>
      <text:p text:style-name="P8">4. Create An AI agent workflow.</text:p>
      <text:p text:style-name="P8">5. Save the save a credentials to the local </text:p>
      <text:p text:style-name="P4">3. <text:s/>An → App <text:span text:style-name="T1">ASK AI agent return list lower than 5 question to clearfy about the question.</text:span></text:p>
      <text:p text:style-name="P5">4. → memorise all the data + context + answer to answer the question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7:36:41.380700268</meta:creation-date>
    <dc:date>2025-04-14T01:38:28.386900292</dc:date>
    <meta:editing-duration>PT3M4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02" meta:character-count="543" meta:non-whitespace-character-count="444"/>
  </office:meta>
</office:document-meta>
</file>